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95cm" fo:min-width="5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5.5cm" svg:height="9.2cm" svg:x="8.5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1.25cm" svg:x="3.5cm" svg:y="4.7cm">
          <draw:text-box>
            <text:p>イテレーション1</text:p>
          </draw:text-box>
        </draw:frame>
        <draw:custom-shape draw:style-name="gr3" draw:text-style-name="P4" xml:id="id1" draw:id="id1" draw:layer="layout" svg:width="2.6cm" svg:height="1.2cm" svg:x="9.9cm" svg:y="1.7cm">
          <text:p text:style-name="P3"><text:span text:style-name="T1">設計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6cm" svg:height="1.2cm" svg:x="9.899cm" svg:y="3.999cm">
          <text:p text:style-name="P3"><text:span text:style-name="T1">開発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cm" svg:y1="2.9cm" svg:x2="11.199cm" svg:y2="3.999cm" draw:start-shape="id1" draw:start-glue-point="2" draw:end-shape="id2" draw:end-glue-point="0" svg:d="M11200 2900l-1 1099" svg:viewBox="0 0 2 1100">
          <text:p/>
        </draw:connector>
        <draw:connector draw:style-name="gr4" draw:text-style-name="P1" draw:layer="layout" draw:type="line" svg:x1="11.25cm" svg:y1="10.3cm" svg:x2="11.257cm" svg:y2="12.114cm" draw:start-shape="id3" draw:start-glue-point="2" svg:d="M11250 10300l7 1814" svg:viewBox="0 0 8 1815">
          <text:p/>
        </draw:connector>
        <draw:frame draw:style-name="gr2" draw:text-style-name="P2" draw:layer="layout" svg:width="5.4cm" svg:height="1.25cm" svg:x="3.6cm" svg:y="19.798cm">
          <draw:text-box>
            <text:p>イテレーション N</text:p>
          </draw:text-box>
        </draw:frame>
        <draw:line draw:style-name="gr5" draw:text-style-name="P1" draw:layer="layout" svg:x1="11.2cm" svg:y1="12.5cm" svg:x2="11.3cm" svg:y2="13.6cm">
          <text:p/>
        </draw:line>
        <draw:custom-shape draw:style-name="gr6" draw:text-style-name="P4" xml:id="id4" draw:id="id4" draw:layer="layout" svg:width="2.6cm" svg:height="1.2cm" svg:x="9.9cm" svg:y="6.3cm">
          <text:p text:style-name="P3"><text:span text:style-name="T1">テスト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cm" svg:y1="7.5cm" svg:x2="11.2cm" svg:y2="8.5cm" draw:start-shape="id4" draw:start-glue-point="2" draw:end-shape="id5" draw:end-glue-point="0" svg:d="M11200 7500v1000" svg:viewBox="0 0 1 1001">
          <text:p/>
        </draw:connector>
        <draw:custom-shape draw:style-name="gr6" draw:text-style-name="P4" xml:id="id5" draw:id="id5" draw:layer="layout" svg:width="2.6cm" svg:height="1.2cm" svg:x="9.9cm" svg:y="8.5cm">
          <text:p text:style-name="P3"><text:span text:style-name="T1">リリース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199cm" svg:y1="5.199cm" svg:x2="11.2cm" svg:y2="6.3cm" draw:start-shape="id2" draw:start-glue-point="2" draw:end-shape="id4" draw:end-glue-point="0" svg:d="M11199 5199l1 1101" svg:viewBox="0 0 2 1102">
          <text:p/>
        </draw:connector>
        <draw:custom-shape draw:style-name="gr1" draw:text-style-name="P1" xml:id="id8" draw:id="id8" draw:layer="layout" svg:width="5.5cm" svg:height="9.2cm" svg:x="8.6cm" svg:y="1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6" draw:id="id6" draw:layer="layout" svg:width="2.6cm" svg:height="1.2cm" svg:x="10cm" svg:y="15.9cm">
          <text:p text:style-name="P3"><text:span text:style-name="T1">設計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2.6cm" svg:height="1.2cm" svg:x="9.999cm" svg:y="18.199cm">
          <text:p text:style-name="P3"><text:span text:style-name="T1">開発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3cm" svg:y1="17.1cm" svg:x2="11.299cm" svg:y2="18.199cm" draw:start-shape="id6" draw:start-glue-point="2" draw:end-shape="id7" draw:end-glue-point="0" svg:d="M11300 17100l-1 1099" svg:viewBox="0 0 2 1100">
          <text:p/>
        </draw:connector>
        <draw:connector draw:style-name="gr4" draw:text-style-name="P1" draw:layer="layout" draw:type="line" svg:x1="11.35cm" svg:y1="24.5cm" svg:x2="11.357cm" svg:y2="26.314cm" draw:start-shape="id8" draw:start-glue-point="2" svg:d="M11350 24500l7 1814" svg:viewBox="0 0 8 1815">
          <text:p/>
        </draw:connector>
        <draw:custom-shape draw:style-name="gr6" draw:text-style-name="P4" xml:id="id9" draw:id="id9" draw:layer="layout" svg:width="2.6cm" svg:height="1.2cm" svg:x="10cm" svg:y="20.5cm">
          <text:p text:style-name="P3"><text:span text:style-name="T1">テスト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3cm" svg:y1="21.7cm" svg:x2="11.3cm" svg:y2="22.7cm" draw:start-shape="id9" draw:start-glue-point="2" draw:end-shape="id10" draw:end-glue-point="0" svg:d="M11300 21700v1000" svg:viewBox="0 0 1 1001">
          <text:p/>
        </draw:connector>
        <draw:custom-shape draw:style-name="gr6" draw:text-style-name="P4" xml:id="id10" draw:id="id10" draw:layer="layout" svg:width="2.6cm" svg:height="1.2cm" svg:x="10cm" svg:y="22.7cm">
          <text:p text:style-name="P3"><text:span text:style-name="T1">リリース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99cm" svg:y1="19.399cm" svg:x2="11.3cm" svg:y2="20.5cm" draw:start-shape="id7" draw:start-glue-point="2" draw:end-shape="id9" draw:end-glue-point="0" svg:d="M11299 19399l1 1101" svg:viewBox="0 0 2 1102">
          <text:p/>
        </draw:connector>
        <draw:connector draw:style-name="gr4" draw:text-style-name="P1" draw:layer="layout" draw:type="line" svg:x1="11.3cm" svg:y1="13.586cm" svg:x2="11.307cm" svg:y2="15.4cm" svg:d="M11300 13586l7 1814" svg:viewBox="0 0 8 1815">
          <text:p/>
        </draw:connector>
        <draw:custom-shape draw:style-name="gr6" draw:text-style-name="P4" xml:id="id11" draw:id="id11" draw:layer="layout" svg:width="2.6cm" svg:height="1.2cm" svg:x="5.6cm" svg:y="12.3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25cm" svg:y1="10.3cm" svg:x2="6.9cm" svg:y2="12.3cm" draw:start-shape="id3" draw:start-glue-point="2" draw:end-shape="id11" draw:end-glue-point="0" svg:d="M11250 10300v1000h-4350v1000" svg:viewBox="0 0 4351 2001">
          <text:p/>
        </draw:connector>
        <draw:line draw:style-name="gr5" draw:text-style-name="P1" draw:layer="layout" svg:x1="11.3cm" svg:y1="27cm" svg:x2="11.4cm" svg:y2="28.1cm">
          <text:p/>
        </draw:line>
        <draw:custom-shape draw:style-name="gr6" draw:text-style-name="P4" xml:id="id12" draw:id="id12" draw:layer="layout" svg:width="2.6cm" svg:height="1.2cm" svg:x="5.6cm" svg:y="25.9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24.5cm" svg:x2="6.9cm" svg:y2="25.9cm" draw:start-shape="id8" draw:start-glue-point="2" draw:end-shape="id12" draw:end-glue-point="0" svg:d="M11350 24500v700h-4450v700" svg:viewBox="0 0 44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11-03T14:27:45</meta:creation-date>
    <dc:date>2017-10-28T00:39:01.621396135</dc:date>
    <meta:editing-duration>PT7M38S</meta:editing-duration>
    <meta:editing-cycles>4</meta:editing-cycles>
    <meta:generator>LibreOffice/5.3.1.2$Linux_X86_64 LibreOffice_project/30m0$Build-2</meta:generator>
    <meta:document-statistic meta:object-count="27"/>
  </office:meta>
</office:document-meta>
</file>